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1.072cm" fo:min-width="3.3cm"/>
    </style:style>
    <style:style style:name="gr2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.902cm" fo:min-width="3.101cm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1.02cm" fo:min-width="2.5cm"/>
    </style:style>
    <style:style style:name="gr5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1.072cm" fo:min-width="3.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02cm" fo:min-width="3.101cm"/>
    </style:style>
    <style:style style:name="gr7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1.072cm" fo:min-width="2.7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3.5cm"/>
    </style:style>
    <style:style style:name="gr9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1.072cm" fo:min-width="2.5cm"/>
    </style:style>
    <style:style style:name="gr10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1.02cm" fo:min-width="3.3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svg:stroke-color="#808080" draw:marker-start="" draw:marker-end="" draw:fill="solid" draw:fill-color="#ff95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808080" draw:marker-start="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color="#808080" draw:marker-start="" draw:marker-end=""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svg:stroke-color="#000000" draw:fill="solid" draw:fill-color="#e9ffe9" draw:opacity="95%" draw:textarea-horizontal-align="justify" draw:textarea-vertical-align="middle" draw:auto-grow-height="false" draw:shadow-opacity="95%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22" style:family="graphic" style:parent-style-name="standard">
      <style:graphic-properties svg:stroke-color="#000000" draw:fill="solid" draw:fill-color="#a6ffa6" draw:opacity="95%" draw:textarea-horizontal-align="justify" draw:textarea-vertical-align="middle" draw:auto-grow-height="false" draw:shadow-opacity="9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1.322cm" svg:x="10.2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1.678cm" svg:x="13cm" svg:y="8.844cm">
          <draw:glue-point draw:id="9" svg:x="-2.777cm" svg:y="-5cm"/>
          <draw:glue-point draw:id="10" svg:x="2.777cm" svg:y="-5cm"/>
          <draw:glue-point draw:id="11" svg:x="-1.666cm" svg:y="-5.005cm"/>
          <text:p text:style-name="P1"><text:span text:style-name="T1">OpenLDAP</text:span></text:p>
          <text:p text:style-name="P1"><text:span text:style-name="T2">(Directory Server)</text:span></text:p>
          <draw:enhanced-geometry svg:viewBox="0 0 88 21600" draw:glue-points="44 ?f6 44 0 0 10800 44 21600 88 10800" draw:text-areas="0 ?f6 88 ?f3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11.192cm" svg:y1="5.244cm" svg:x2="10.973cm" svg:y2="6.376cm" draw:start-shape="id1" draw:start-glue-point="4" draw:end-shape="id2" draw:end-glue-point="8" svg:d="M11192 5244c0 808-219 243-219 1132" svg:viewBox="0 0 220 1133">
          <text:p/>
        </draw:connector>
        <draw:custom-shape draw:style-name="gr4" draw:text-style-name="P2" xml:id="id4" draw:id="id4" draw:layer="layout" svg:width="3cm" svg:height="1.27cm" svg:x="15.6cm" svg:y="6.37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Fortress</text:span></text:p>
          <text:p text:style-name="P1"><text:span text:style-name="T2">(IAM SDK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808cm" svg:y1="7.592cm" svg:x2="13.801cm" svg:y2="8.844cm" draw:start-shape="id2" draw:start-glue-point="5" draw:end-shape="id3" draw:end-glue-point="9" svg:d="M10808 7592c0 939 2993 313 2993 1252" svg:viewBox="0 0 2994 1253">
          <text:p/>
        </draw:connector>
        <draw:connector draw:style-name="gr3" draw:text-style-name="P1" draw:layer="layout" draw:type="curve" svg:x1="17.1cm" svg:y1="7.644cm" svg:x2="15.799cm" svg:y2="8.844cm" draw:start-shape="id4" draw:start-glue-point="2" draw:end-shape="id3" draw:end-glue-point="10" svg:d="M17100 7644c0 900-1301 300-1301 1200" svg:viewBox="0 0 1302 1201">
          <text:p/>
        </draw:connector>
        <draw:custom-shape draw:style-name="gr5" draw:text-style-name="P2" xml:id="id6" draw:id="id6" draw:layer="layout" svg:width="4.2cm" svg:height="1.322cm" svg:x="3.8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OSIAM</text:span></text:p>
          <text:p text:style-name="P1"><text:span text:style-name="T2">(Access Managemen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6cm" svg:y1="8.844cm" svg:x2="4.896cm" svg:y2="2.722cm" draw:start-shape="id5" draw:start-glue-point="5" draw:end-shape="id6" draw:end-glue-point="4" svg:d="M5600 8844c0-4591-704-1531-704-6122" svg:viewBox="0 0 705 6123">
          <text:p/>
        </draw:connector>
        <draw:custom-shape draw:style-name="gr6" draw:text-style-name="P2" xml:id="id5" draw:id="id5" draw:layer="layout" svg:width="3.6cm" svg:height="1.678cm" svg:x="3.8cm" svg:y="8.844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>(Identity Repository)</text:span></text:p>
          <draw:enhanced-geometry svg:viewBox="0 0 88 21600" draw:glue-points="44 ?f6 44 0 0 10800 44 21600 88 10800" draw:text-areas="0 ?f6 88 ?f3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xml:id="id7" draw:id="id7" draw:layer="layout" svg:width="3.2cm" svg:height="1.322cm" svg:x="15.8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CAS</text:span></text:p>
          <text:p text:style-name="P1"><text:span text:style-name="T2">(Single Sign-On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8cm" svg:y1="4.927cm" svg:x2="14.8cm" svg:y2="8.844cm" draw:start-shape="id7" draw:start-glue-point="11" draw:end-shape="id3" draw:end-glue-point="5" svg:d="M15800 4927c-667 0-1000 1305-1000 3917" svg:viewBox="0 0 1001 3918">
          <text:p/>
        </draw:connector>
        <draw:connector draw:style-name="gr3" draw:text-style-name="P1" draw:layer="layout" draw:type="curve" svg:x1="14cm" svg:y1="4.295cm" svg:x2="15.8cm" svg:y2="4.583cm" draw:start-shape="id1" draw:start-glue-point="7" draw:end-shape="id7" svg:d="M14000 4295c1350 0 450 288 1800 288" svg:viewBox="0 0 1801 289">
          <text:p/>
        </draw:connector>
        <draw:custom-shape draw:style-name="gr8" draw:text-style-name="P2" xml:id="id8" draw:id="id8" draw:layer="layout" svg:width="4cm" svg:height="1.27cm" svg:x="8.8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GRC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1cm" svg:y1="3.922cm" svg:x2="11.756cm" svg:y2="2.67cm" draw:start-shape="id1" draw:start-glue-point="0" draw:end-shape="id8" draw:end-glue-point="5" svg:d="M12100 3922c0-939-344-313-344-1252" svg:viewBox="0 0 345 1253">
          <text:p/>
        </draw:connector>
        <draw:custom-shape draw:style-name="gr8" draw:text-style-name="P2" xml:id="id9" draw:id="id9" draw:layer="layout" svg:width="4cm" svg:height="1.27cm" svg:x="13.4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Access Managemen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173cm" svg:y1="3.978cm" svg:x2="15.4cm" svg:y2="2.67cm" draw:start-shape="id1" draw:start-glue-point="8" draw:end-shape="id9" svg:d="M13173 3978c0-1023 2227-369 2227-1308" svg:viewBox="0 0 2228 1309">
          <text:p/>
        </draw:connector>
        <draw:custom-shape draw:style-name="gr1" draw:text-style-name="P2" xml:id="id11" draw:id="id11" draw:layer="layout" svg:width="3.8cm" svg:height="1.322cm" svg:x="5.6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Syncope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3cm" svg:height="1.322cm" svg:x="1.4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Shibboleth</text:span></text:p>
          <text:p text:style-name="P1"><text:span text:style-name="T2">(Federation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01cm" svg:y1="8.844cm" svg:x2="3.617cm" svg:y2="5.244cm" draw:start-shape="id5" draw:start-glue-point="9" draw:end-shape="id10" draw:end-glue-point="5" svg:d="M4601 8844c0-2700-984-900-984-3600" svg:viewBox="0 0 985 3601">
          <text:p/>
        </draw:connector>
        <draw:custom-shape draw:style-name="gr10" draw:text-style-name="P2" xml:id="id2" draw:id="id2" draw:layer="layout" svg:width="3.8cm" svg:height="1.27cm" svg:x="8cm" svg:y="6.3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ConnId</text:span></text:p>
          <text:p text:style-name="P1"><text:span text:style-name="T2">(Identity Connectors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408cm" svg:y1="5.244cm" svg:x2="8.827cm" svg:y2="6.376cm" draw:start-shape="id11" draw:start-glue-point="5" draw:end-shape="id2" draw:end-glue-point="9" svg:d="M8408 5244c0 808 419 243 419 1132" svg:viewBox="0 0 420 1133">
          <text:p/>
        </draw:connector>
        <draw:connector draw:style-name="gr3" draw:text-style-name="P1" draw:layer="layout" draw:type="curve" svg:x1="8.992cm" svg:y1="7.592cm" svg:x2="6.599cm" svg:y2="8.844cm" draw:start-shape="id2" draw:start-glue-point="4" draw:end-shape="id5" draw:end-glue-point="10" svg:d="M8992 7592c0 939-2393 313-2393 1252" svg:viewBox="0 0 2394 1253">
          <text:p/>
        </draw:connector>
        <draw:custom-shape draw:style-name="gr6" draw:text-style-name="P2" xml:id="id12" draw:id="id12" draw:layer="layout" svg:width="3.6cm" svg:height="1.678cm" svg:x="8.4cm" svg:y="8.845cm">
          <draw:glue-point draw:id="9" svg:x="-2.777cm" svg:y="-5cm"/>
          <draw:glue-point draw:id="10" svg:x="2.777cm" svg:y="-5cm"/>
          <text:p text:style-name="P1"><text:span text:style-name="T2">389 Directory Server</text:span></text:p>
          <text:p text:style-name="P1"><text:span text:style-name="T2">(Identity Repository)</text:span></text:p>
          <draw:enhanced-geometry svg:viewBox="0 0 88 21600" draw:glue-points="44 ?f6 44 0 0 10800 44 21600 88 10800" draw:text-areas="0 ?f6 88 ?f3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9.9cm" svg:y1="7.592cm" svg:x2="10.2cm" svg:y2="8.845cm" draw:start-shape="id2" draw:end-shape="id12" draw:end-glue-point="5" svg:d="M9900 7592c0 940 300 314 300 1253" svg:viewBox="0 0 301 1254">
          <text:p/>
        </draw:connector>
        <draw:connector draw:style-name="gr3" draw:text-style-name="P1" draw:layer="layout" draw:type="curve" draw:line-skew="-1.478cm" svg:x1="14.201cm" svg:y1="8.844cm" svg:x2="16.356cm" svg:y2="2.67cm" draw:start-shape="id3" draw:start-glue-point="11" draw:end-shape="id9" draw:end-glue-point="5" svg:d="M14201 8844c0-6847 2155-3761 2155-6174" svg:viewBox="0 0 2156 6175">
          <text:p/>
        </draw:connector>
        <draw:custom-shape draw:style-name="gr11" draw:text-style-name="P1" draw:layer="layout" svg:width="0.4cm" svg:height="0.4cm" svg:x="18.8cm" svg:y="10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5cm" svg:y1="3.922cm" svg:x2="9.844cm" svg:y2="2.67cm" draw:start-shape="id11" draw:start-glue-point="0" draw:end-shape="id8" draw:end-glue-point="4" svg:d="M7500 3922c0-939 2344-313 2344-1252" svg:viewBox="0 0 2345 1253">
          <text:p/>
        </draw:connector>
        <draw:connector draw:style-name="gr3" draw:text-style-name="P1" draw:layer="layout" draw:type="curve" svg:x1="8.573cm" svg:y1="3.978cm" svg:x2="14.444cm" svg:y2="2.67cm" draw:start-shape="id11" draw:start-glue-point="8" draw:end-shape="id9" draw:end-glue-point="4" svg:d="M8573 3978c0-1023 5871-369 5871-1308" svg:viewBox="0 0 5872 1309">
          <text:p/>
        </draw:connector>
      </draw:page>
      <draw:page draw:name="page2" draw:style-name="dp1" draw:master-page-name="Default">
        <draw:custom-shape draw:style-name="gr12" draw:text-style-name="P2" xml:id="id13" draw:id="id13" draw:layer="layout" svg:width="2.228cm" svg:height="0.809cm" svg:x="9.313cm" svg:y="3.556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1.744cm" svg:height="0.969cm" svg:x="10.8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1" draw:layer="layout" draw:type="curve" svg:x1="9.895cm" svg:y1="4.364cm" svg:x2="9.119cm" svg:y2="5.431cm" draw:start-shape="id13" draw:start-glue-point="4" draw:end-shape="id14" draw:end-glue-point="10" svg:d="M9895 4364c0 799-776 266-776 1067" svg:viewBox="0 0 777 1068">
          <text:p/>
        </draw:connector>
        <draw:custom-shape draw:style-name="gr13" draw:text-style-name="P2" xml:id="id16" draw:id="id16" draw:layer="layout" svg:width="2.229cm" svg:height="0.809cm" svg:x="12.897cm" svg:y="4.42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0.959cm" svg:y1="4.364cm" svg:x2="11.251cm" svg:y2="5.431cm" draw:start-shape="id13" draw:start-glue-point="5" draw:end-shape="id15" draw:end-glue-point="9" svg:d="M10959 4364c0 799 292 266 292 1067" svg:viewBox="0 0 293 1068">
          <text:p/>
        </draw:connector>
        <draw:connector draw:style-name="gr14" draw:text-style-name="P1" draw:layer="layout" draw:type="curve" svg:x1="12.897cm" svg:y1="4.832cm" svg:x2="12.219cm" svg:y2="5.431cm" draw:start-shape="id16" draw:start-glue-point="3" draw:end-shape="id15" draw:end-glue-point="10" svg:d="M12897 4832c-452 0-678 199-678 599" svg:viewBox="0 0 679 600">
          <text:p/>
        </draw:connector>
        <draw:custom-shape draw:style-name="gr15" draw:text-style-name="P2" xml:id="id17" draw:id="id17" draw:layer="layout" svg:width="2.519cm" svg:height="0.809cm" svg:x="6.6cm" svg:y="2.10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9.313cm" svg:y1="3.784cm" svg:x2="8.461cm" svg:y2="2.911cm" draw:start-shape="id13" draw:start-glue-point="10" draw:end-shape="id17" draw:end-glue-point="5" svg:d="M9313 3784c-568 0-852-291-852-873" svg:viewBox="0 0 853 874">
          <text:p/>
        </draw:connector>
        <draw:custom-shape draw:style-name="gr12" draw:text-style-name="P2" xml:id="id14" draw:id="id14" draw:layer="layout" svg:width="1.744cm" svg:height="0.969cm" svg:x="7.7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1" draw:layer="layout" draw:type="curve" svg:x1="8.151cm" svg:y1="5.431cm" svg:x2="7.257cm" svg:y2="2.911cm" draw:start-shape="id14" draw:start-glue-point="9" draw:end-shape="id17" draw:end-glue-point="4" svg:d="M8151 5431c0-1890-894-630-894-2520" svg:viewBox="0 0 895 2521">
          <text:p/>
        </draw:connector>
        <draw:custom-shape draw:style-name="gr13" draw:text-style-name="P2" xml:id="id18" draw:id="id18" draw:layer="layout" svg:width="2.81cm" svg:height="0.809cm" svg:x="12.51cm" svg:y="3.36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2.51cm" svg:y1="3.977cm" svg:x2="11.735cm" svg:y2="5.431cm" draw:start-shape="id18" draw:start-glue-point="11" draw:end-shape="id15" draw:end-glue-point="5" svg:d="M12510 3977c-517 0-775 484-775 1454" svg:viewBox="0 0 776 1455">
          <text:p/>
        </draw:connector>
        <draw:connector draw:style-name="gr14" draw:text-style-name="P1" draw:layer="layout" draw:type="curve" svg:x1="11.541cm" svg:y1="3.784cm" svg:x2="12.51cm" svg:y2="3.591cm" draw:start-shape="id13" draw:start-glue-point="7" draw:end-shape="id18" draw:end-glue-point="10" svg:d="M11541 3784c1159 0 675-193 969-193" svg:viewBox="0 0 970 194">
          <text:p/>
        </draw:connector>
        <draw:custom-shape draw:style-name="gr16" draw:text-style-name="P2" xml:id="id19" draw:id="id19" draw:layer="layout" svg:width="1.55cm" svg:height="0.809cm" svg:x="9.507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0.427cm" svg:y1="3.556cm" svg:x2="10.282cm" svg:y2="2.887cm" draw:start-shape="id13" draw:start-glue-point="0" draw:end-shape="id19" draw:end-glue-point="2" svg:d="M10427 3556c0-502-145-168-145-669" svg:viewBox="0 0 146 670">
          <text:p/>
        </draw:connector>
        <draw:custom-shape draw:style-name="gr16" draw:text-style-name="P2" xml:id="id20" draw:id="id20" draw:layer="layout" svg:width="1.841cm" svg:height="0.809cm" svg:x="11.444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1.056cm" svg:y1="3.59cm" svg:x2="11.924cm" svg:y2="2.886cm" draw:start-shape="id13" draw:start-glue-point="8" draw:end-shape="id20" draw:end-glue-point="4" svg:d="M11056 3590c0-553 868-202 868-704" svg:viewBox="0 0 869 705">
          <text:p/>
        </draw:connector>
        <draw:custom-shape draw:style-name="gr17" draw:text-style-name="P2" draw:layer="layout" svg:width="2.6cm" svg:height="1.2cm" svg:x="4.2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" draw:layer="layout" svg:width="2.6cm" svg:height="1.2cm" svg:x="14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" draw:text-style-name="P1" draw:layer="layout" svg:width="2.199cm" svg:height="5.5cm" svg:x="5.031cm" svg:y="4.3cm" svg:viewBox="0 0 2200 5501" svg:d="M1737 168c-801 1381-1286 2946-1405 4539-111-9-222-17-332-25 179 282 369 556 569 819 200-253 410-497 628-729-110-9-221-17-332-25 114-1513 574-2999 1335-4311-154-89-309-179-463-268zM1449 0zM1170 5501z">
          <text:p/>
        </draw:path>
        <draw:custom-shape draw:style-name="gr20" draw:text-style-name="P3" draw:layer="layout" svg:width="3.6cm" svg:height="1.6cm" svg:x="3.8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1" draw:layer="layout" svg:width="2.136cm" svg:height="4.309cm" svg:x="13.664cm" svg:y="5.491cm" svg:viewBox="0 0 2137 4310" svg:d="M321 218c518 1026 839 2153 939 3299-119 11-238 21-357 31 222 241 433 496 633 762 200-278 389-567 563-866-119 10-238 20-358 31-105-1207-443-2393-989-3475-144 72-287 145-431 218zM0 379zM2137 4310z">
          <text:p/>
        </draw:path>
        <draw:custom-shape draw:style-name="gr22" draw:text-style-name="P3" draw:layer="layout" svg:width="3.6cm" svg:height="1.6cm" svg:x="13.4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cik</meta:initial-creator>
    <meta:creation-date>2013-10-14T14:11:26</meta:creation-date>
    <dc:date>2015-05-14T14:53:52.937669099</dc:date>
    <dc:creator>Radovan Semancik</dc:creator>
    <meta:editing-duration>PT5H5M41S</meta:editing-duration>
    <meta:editing-cycles>23</meta:editing-cycles>
    <meta:generator>LibreOffice/4.3.7.2$Linux_X86_64 LibreOffice_project/430m0$Build-2</meta:generator>
    <meta:document-statistic meta:object-count="51"/>
  </office:meta>
</office:document-meta>
</file>